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 officeooo:paragraph-rsid="001ace52"/>
    </style:style>
    <style:style style:name="P3" style:family="paragraph" style:parent-style-name="Heading_20_1">
      <style:text-properties fo:font-variant="normal" fo:text-transform="none" fo:color="#404040" style:font-name="Arial1" fo:font-size="9pt" fo:letter-spacing="normal" fo:font-style="normal" fo:font-weight="bold"/>
    </style:style>
    <style:style style:name="T1" style:family="text">
      <style:text-properties fo:text-transform="uppercase" fo:color="#313131" fo:font-size="13.5pt" fo:font-weight="normal"/>
    </style:style>
    <style:style style:name="T2" style:family="text">
      <style:text-properties fo:text-transform="uppercase" fo:color="#313131" fo:font-size="13.5pt" fo:font-weight="normal" officeooo:rsid="00186e63"/>
    </style:style>
    <style:style style:name="T3" style:family="text">
      <style:text-properties fo:text-transform="uppercase" fo:color="#313131" fo:font-size="13.5pt" fo:font-weight="normal" officeooo:rsid="0018e7e3"/>
    </style:style>
    <style:style style:name="T4" style:family="text">
      <style:text-properties fo:text-transform="uppercase" fo:color="#313131" fo:font-size="13.5pt" fo:font-weight="normal" officeooo:rsid="001ace52"/>
    </style:style>
    <style:style style:name="T5" style:family="text">
      <style:text-properties fo:text-transform="uppercase" fo:color="#313131" fo:font-size="13.5pt" fo:font-weight="normal" officeooo:rsid="001af70a"/>
    </style:style>
    <style:style style:name="T6" style:family="text">
      <style:text-properties fo:text-transform="uppercase" fo:color="#313131" fo:font-size="13.5pt" fo:font-weight="normal" officeooo:rsid="001d073d"/>
    </style:style>
    <style:style style:name="T7" style:family="text">
      <style:text-properties fo:text-transform="uppercase" fo:color="#313131" fo:font-size="13.5pt" fo:font-weight="normal" officeooo:rsid="001d61ed"/>
    </style:style>
    <style:style style:name="T8" style:family="text">
      <style:text-properties fo:text-transform="uppercase" fo:color="#313131" fo:font-size="13.5pt" fo:font-weight="normal" officeooo:rsid="001eca17"/>
    </style:style>
    <style:style style:name="T9" style:family="text">
      <style:text-properties fo:text-transform="uppercase" fo:color="#313131" fo:font-size="13.5pt" fo:font-weight="normal" officeooo:rsid="002012a7"/>
    </style:style>
    <style:style style:name="T10" style:family="text">
      <style:text-properties fo:text-transform="uppercase" fo:color="#313131" fo:font-size="13.5pt" fo:font-weight="normal" officeooo:rsid="0021fa34"/>
    </style:style>
    <style:style style:name="T11" style:family="text">
      <style:text-properties fo:text-transform="uppercase" fo:color="#313131" style:font-name="Arial1" fo:font-size="13.5pt" fo:letter-spacing="normal" fo:font-style="normal" fo:font-weight="normal"/>
    </style:style>
    <style:style style:name="T12" style:family="text">
      <style:text-properties fo:text-transform="uppercase" fo:color="#313131" style:font-name="Arial1" fo:font-size="13.5pt" fo:letter-spacing="normal" fo:font-style="normal" fo:font-weight="normal" officeooo:rsid="001d073d"/>
    </style:style>
    <style:style style:name="T13" style:family="text">
      <style:text-properties fo:font-style="italic"/>
    </style:style>
    <style:style style:name="T14" style:family="text">
      <style:text-properties fo:font-variant="normal" fo:text-transform="none" fo:color="#404040" style:font-name="Arial1" fo:font-size="9pt" fo:letter-spacing="normal" fo:font-style="normal" fo:font-weight="bold"/>
    </style:style>
    <style:style style:name="T15" style:family="text">
      <style:text-properties fo:color="#404040"/>
    </style:style>
    <style:style style:name="T16" style:family="text">
      <style:text-properties fo:color="#404040" fo:font-size="16.5pt" fo:font-weight="bold"/>
    </style:style>
    <style:style style:name="T17" style:family="text">
      <style:text-properties fo:color="#404040" fo:font-style="italic"/>
    </style:style>
    <style:style style:name="T18" style:family="text">
      <style:text-properties fo:color="#f86f00"/>
    </style:style>
    <style:style style:name="T19" style:family="text">
      <style:text-properties fo:color="#f86f00" fo:font-size="16.5pt" fo:font-weight="bold"/>
    </style:style>
    <style:style style:name="T20" style:family="text">
      <style:text-properties fo:color="#f86f00"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1. </text:span><text:span text:style-name="T1">TOLLIVER</text:span>Tolliver Lieke Women Shoes Blue</text:h>
      <text:section text:style-name="Sect1" text:name="productDesc">
        <text:p text:style-name="P1">- <text:span text:style-name="T13">Flat shoes</text:span><text:line-break/>- Material: PU <text:span text:style-name="T13">leather</text:span><text:line-break/>- Warna biru<text:line-break/>- Detail <text:span text:style-name="T13">stitching</text:span><text:line-break/>- Aksen pita dan <text:span text:style-name="T13">tassel</text:span><text:line-break/><text:line-break/>- <text:span text:style-name="T13">Size</text:span> 38: 24.5 cm<text:line-break/><text:span text:style-name="T13">True to size</text:span>, beli sepatu sesuai ukuran Anda</text:p>
        <text:p text:style-name="P1"><text:span text:style-name="T16">RP</text:span><text:span text:style-name="T15"> </text:span><text:span text:style-name="T16">229.000</text:span> </text:p>
      </text:section>
      <text:p text:style-name="Standard"/>
      <text:h text:style-name="P3" text:outline-level="1"><text:span text:style-name="T2">2. </text:span><text:span text:style-name="T1">CROCS</text:span>Crocs Carlisa Flat</text:h>
      <text:section text:style-name="Sect1" text:name="Section1">
        <text:p text:style-name="P1"><text:bookmark text:name="productDesc"/>- <text:span text:style-name="T13">Flat shoes</text:span><text:line-break/>- Material <text:span text:style-name="T13">translucent</text:span> TPU<text:line-break/>- Kombinasi warna <text:span text:style-name="T13">azure, custard</text:span><text:line-break/>- Detail <text:span text:style-name="T13">footbed</text:span><text:line-break/>- <text:span text:style-name="T13">Classic molded closed toe</text:span><text:line-break/>- <text:span text:style-name="T13">Non-marking outsole</text:span><text:line-break/>- <text:span text:style-name="T13">Signature logo</text:span></text:p>
        <text:p text:style-name="P1"><text:span text:style-name="T19">RP</text:span><text:span text:style-name="T20"> </text:span><text:span text:style-name="T19">374.500</text:span><text:span text:style-name="T13"> </text:span></text:p>
      </text:section>
      <text:p text:style-name="Standard"/>
      <text:h text:style-name="P3" text:outline-level="1"><text:span text:style-name="T3">3. </text:span><text:span text:style-name="T1">NICHOLAS EDISON</text:span>Audrey Flat Shoes</text:h>
      <text:section text:style-name="Sect1" text:name="Section2">
        <text:p text:style-name="P1"><text:bookmark text:name="productDesc1"/>Nicholas Edison Audrey Flat Shoes Brown. <text:span text:style-name="T13">Flat shoes</text:span> dengan sentuhan motif <text:span text:style-name="T13">snake skin</text:span> yang trendi. Desain simpel mudah dipadukan dengan <text:span text:style-name="T13">outfit</text:span> pilihan. <text:span text:style-name="T13">Effortless chic!<text:line-break/><text:line-break/>Flat shoes</text:span> warna coklat dari bahan PU <text:span text:style-name="T13">synthetic</text:span>.</text:p>
        <text:p text:style-name="P1"><text:span text:style-name="T16">RP</text:span><text:span text:style-name="T15"> </text:span><text:span text:style-name="T16">229.000</text:span> 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<text:soft-page-break/><text:span text:style-name="T4">4. </text:span><text:span text:style-name="T1">SOMETHING BORROWED COLLECTION</text:span>Animal Print Ballet Flats With Bow</text:h>
      <text:section text:style-name="Sect1" text:name="Section3">
        <text:p text:style-name="P2"><text:bookmark text:name="productDesc2"/>Animal Print Ballet Flats With Bow by Something Borrowed COLLECTION <text:line-break/><text:line-break/>- Sepatu <text:span text:style-name="T13">flats</text:span><text:line-break/>- Material <text:span text:style-name="T13">faux snakeskin</text:span><text:line-break/>- Kombinasi warna <text:span text:style-name="T13">pink</text:span> dan coklat<text:line-break/>- <text:span text:style-name="T13">Almond toe</text:span> dengan <text:span text:style-name="T13">contrast cap</text:span><text:line-break/>- Detail <text:span text:style-name="T13">elasticised top line</text:span><text:line-break/>- Pita depan<text:line-break/>- PU <text:span text:style-name="T13">insole</text:span><text:line-break/>- Resin <text:span text:style-name="T13">outsole</text:span></text:p>
        <text:p text:style-name="P2"><text:span text:style-name="T16">RP</text:span><text:span text:style-name="T17"> </text:span><text:span text:style-name="T16">139.000</text:span><text:span text:style-name="T13"> </text:span></text:p>
      </text:section>
      <text:p text:style-name="Standard"/>
      <text:h text:style-name="P3" text:outline-level="1"><text:span text:style-name="T5">5. </text:span><text:span text:style-name="T1">CROCS</text:span>Crocs Carlisa Flat</text:h>
      <text:section text:style-name="Sect1" text:name="Section4">
        <text:p text:style-name="P1"><text:bookmark text:name="productDesc3"/>- <text:span text:style-name="T13">Flat shoes</text:span><text:line-break/>- Material <text:span text:style-name="T13">translucent</text:span> TPU<text:line-break/>- Warna <text:span text:style-name="T13">espresso bronze</text:span><text:line-break/>- Detail <text:span text:style-name="T13">footbed</text:span><text:line-break/>- <text:span text:style-name="T13">Classic molded closed toe</text:span><text:line-break/>- <text:span text:style-name="T13">Non-marking outsole</text:span><text:line-break/>- <text:span text:style-name="T13">Signature logo</text:span></text:p>
        <text:p text:style-name="P1"><text:span text:style-name="T19">RP</text:span><text:span text:style-name="T20"> </text:span><text:span text:style-name="T19">374.500</text:span><text:span text:style-name="T13"> </text:span></text:p>
      </text:section>
      <text:p text:style-name="Standard"/>
      <text:h text:style-name="Heading_20_1" text:outline-level="1"><text:span text:style-name="T12">6. </text:span><text:span text:style-name="T11">SOMETHING BORROWED COLLECTION</text:span><text:span text:style-name="T14">Colour Block Ballet Flats</text:span></text:h>
      <text:section text:style-name="Sect1" text:name="Section5">
        <text:p text:style-name="P1"><text:bookmark text:name="productDesc4"/>Colour Block Ballet Flats by Something Borrowed COLLECTION <text:line-break/><text:line-break/>- Sepatu <text:span text:style-name="T13">flats</text:span><text:line-break/>- Material <text:span text:style-name="T13">faux suede</text:span><text:line-break/>- Kombinasi warna ungu dan hijau<text:line-break/>- <text:span text:style-name="T13">Round toe</text:span><text:line-break/>- Detail <text:span text:style-name="T13">elasticated edge</text:span><text:line-break/>- <text:span text:style-name="T13">Synthetic insole</text:span> dan <text:span text:style-name="T13">outsole</text:span></text:p>
        <text:p text:style-name="P1"><text:span text:style-name="T16">RP</text:span><text:span text:style-name="T17"> </text:span><text:span text:style-name="T16">139.000</text:span><text:span text:style-name="T13"> </text:span></text:p>
      </text:section>
      <text:p text:style-name="Standard"/>
      <text:p text:style-name="Standard"/>
      <text:p text:style-name="Standard"/>
      <text:p text:style-name="Standard"/>
      <text:p text:style-name="Standard"/>
      <text:h text:style-name="P3" text:outline-level="1"><text:soft-page-break/><text:span text:style-name="T7">7. </text:span><text:span text:style-name="T1">SOMETHING BORROWED COLLECTION</text:span>Colour Block Ballet Flats</text:h>
      <text:section text:style-name="Sect1" text:name="Section6">
        <text:p text:style-name="P1"><text:bookmark text:name="productDesc5"/>- <text:span text:style-name="T13">Flat shoes</text:span><text:line-break/>- Material <text:span text:style-name="T13">faux suede upper</text:span><text:line-break/>- Warna ungu<text:line-break/>- <text:span text:style-name="T13">Almond toecap</text:span> dengan aksen <text:span text:style-name="T13">glitter</text:span><text:line-break/>- Detail <text:span text:style-name="T13">stitching</text:span><text:line-break/>- <text:span text:style-name="T13">Elastic band collar</text:span><text:line-break/>- <text:span text:style-name="T13">Synthetic insole</text:span> dengan <text:span text:style-name="T13">embossed logo</text:span><text:line-break/>- PU <text:span text:style-name="T13">outsole</text:span></text:p>
        <text:p text:style-name="P1"><text:span text:style-name="T16">RP</text:span><text:span text:style-name="T17"> </text:span><text:span text:style-name="T16">169.000</text:span><text:span text:style-name="T13"> </text:span></text:p>
      </text:section>
      <text:p text:style-name="Standard"/>
      <text:h text:style-name="P3" text:outline-level="1"><text:span text:style-name="T8">8. </text:span><text:span text:style-name="T1">TOLLIVER</text:span>Lakeesha Flats Shoes</text:h>
      <text:section text:style-name="Sect1" text:name="Section7">
        <text:p text:style-name="P1"><text:bookmark text:name="productDesc6"/>- <text:span text:style-name="T13">Flat shoes</text:span><text:line-break/>- Bahan <text:span text:style-name="T13">elastic band</text:span><text:line-break/>- Warna oranye<text:line-break/>- Aksen <text:span text:style-name="T13">woven</text:span><text:line-break/>- Model <text:span text:style-name="T13">slip on</text:span><text:line-break/>- <text:span text:style-name="T13">Round toe</text:span><text:line-break/>- <text:span text:style-name="T13">Rubber sole</text:span><text:line-break/>- <text:span text:style-name="T13">Size</text:span> 38: 24 cm</text:p>
        <text:p text:style-name="P1"><text:span text:style-name="T19">RP</text:span><text:span text:style-name="T18"> </text:span><text:span text:style-name="T19">188.100</text:span> </text:p>
      </text:section>
      <text:p text:style-name="Standard"/>
      <text:h text:style-name="P3" text:outline-level="1"><text:span text:style-name="T9">9. </text:span><text:span text:style-name="T1">SOMETHING BORROWED COLLECTION</text:span>Slim Slip On Loafer with Tassel</text:h>
      <text:section text:style-name="Sect1" text:name="Section8">
        <text:p text:style-name="P1"><text:bookmark text:name="productDesc7"/>- <text:span text:style-name="T13">Flat shoes</text:span><text:line-break/>- Material <text:span text:style-name="T13">velvet upper</text:span><text:line-break/>- Kombinasi warna biru dan merah<text:line-break/>- <text:span text:style-name="T13">Almond toecap</text:span><text:line-break/>- Detail <text:span text:style-name="T13">pink tassel</text:span><text:line-break/>- <text:span text:style-name="T13">Scallop design cover</text:span><text:line-break/>- <text:span text:style-name="T13">Synthetic insole</text:span> dengan <text:span text:style-name="T13">embossed logo</text:span><text:line-break/>- PU <text:span text:style-name="T13">outsole</text:span></text:p>
        <text:p text:style-name="P1"><text:span text:style-name="T16">RP</text:span><text:span text:style-name="T17"> </text:span><text:span text:style-name="T16">169.000</text:span><text:span text:style-name="T13"> </text:span></text:p>
      </text:section>
      <text:p text:style-name="Standard"/>
      <text:p text:style-name="Standard"/>
      <text:p text:style-name="Standard"/>
      <text:p text:style-name="Standard"/>
      <text:h text:style-name="P3" text:outline-level="1"><text:soft-page-break/><text:span text:style-name="T10">10. </text:span><text:span text:style-name="T1">AYODYA</text:span>Lidya Flats Shoes</text:h>
      <text:section text:style-name="Sect1" text:name="Section9">
        <text:p text:style-name="P1"><text:bookmark text:name="productDesc8"/>Lidya Flat Shoes by Ayodya<text:line-break/><text:line-break/>- Sepatu <text:span text:style-name="T13">flats</text:span><text:line-break/>- Material <text:span text:style-name="T13">synthetic leather</text:span><text:line-break/>- Warna <text:span text:style-name="T13">tan</text:span><text:line-break/>- Detail anyam</text:p>
        <text:p text:style-name="P1"><text:span text:style-name="T16">RP</text:span><text:span text:style-name="T15"> </text:span><text:span text:style-name="T16">239.000</text:span>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1:08:11.97</meta:creation-date>
    <dc:date>2013-09-04T01:15:41.41</dc:date>
    <meta:editing-duration>PT5M17S</meta:editing-duration>
    <meta:editing-cycles>10</meta:editing-cycles>
    <meta:generator>LibreOffice/4.0.2.2$Windows_x86 LibreOffice_project/4c82dcdd6efcd48b1d8bba66bfe1989deee49c3</meta:generator>
    <meta:document-statistic meta:table-count="0" meta:image-count="0" meta:object-count="0" meta:page-count="4" meta:paragraph-count="30" meta:word-count="381" meta:character-count="2248" meta:non-whitespace-character-count="1880"/>
  </office:meta>
</office:document-meta>
</file>